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office:load-finishe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2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text-align="start" style:justify-single-word="false"/>
      <style:text-properties officeooo:paragraph-rsid="009cdd1b"/>
    </style:style>
    <style:style style:name="P11" style:family="paragraph" style:parent-style-name="Text_20_body">
      <style:paragraph-properties fo:text-align="start" style:justify-single-word="false"/>
      <style:text-properties officeooo:paragraph-rsid="009ed47a"/>
    </style:style>
    <style:style style:name="P12" style:family="paragraph" style:parent-style-name="Text_20_body">
      <style:paragraph-properties fo:text-align="start" style:justify-single-word="false"/>
      <style:text-properties officeooo:paragraph-rsid="00789220"/>
    </style:style>
    <style:style style:name="P1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a940f7"/>
    </style:style>
    <style:style style:name="P15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a940f7"/>
    </style:style>
    <style:style style:name="P21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22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3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.199cm" fo:margin-bottom="0.101cm" loext:contextual-spacing="false" fo:text-align="start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499cm"/>
          <style:tab-stop style:position="6.496cm"/>
        </style:tab-stops>
      </style:paragraph-properties>
      <style:text-properties fo:font-size="13pt" officeooo:paragraph-rsid="00a78ffe" style:font-size-asian="13pt" style:font-size-complex="13pt" fo:hyphenate="false" fo:hyphenation-remain-char-count="2" fo:hyphenation-push-char-count="2" loext:hyphenation-no-caps="false"/>
    </style:style>
    <style:style style:name="P26" style:family="paragraph" style:parent-style-name="Text_20_body">
      <style:paragraph-properties fo:margin-top="0.3cm" fo:margin-bottom="0.101cm" loext:contextual-spacing="false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Überschrift_20_2_20__28_Annex_29_" style:list-style-name="WWNum1aa" style:master-page-name="Standard">
      <style:paragraph-properties fo:margin-left="0.635cm" fo:margin-right="0cm" fo:line-height="150%" fo:text-align="start" style:justify-single-word="false" fo:text-indent="-0.635cm" style:auto-text-indent="false" style:page-number="auto" style:writing-mode="lr-tb"/>
      <style:text-properties style:font-name="Calibri" fo:font-size="14pt" fo:language="en" fo:country="GB" fo:font-weight="bold" officeooo:paragraph-rsid="00a3e7cd" style:font-name-asian="SimSun" style:font-size-asian="14pt" style:language-asian="zh" style:country-asian="CN" style:font-weight-asian="bold" style:font-name-complex="Calibri2" style:font-size-complex="15pt" style:language-complex="hi" style:country-complex="IN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2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7c6" style:font-weight-asian="bold" style:font-weight-complex="bold"/>
    </style:style>
    <style:style style:name="T7" style:family="text">
      <style:text-properties fo:font-weight="bold" officeooo:rsid="00479585" style:font-weight-asian="bold" style:font-weight-complex="bold"/>
    </style:style>
    <style:style style:name="T8" style:family="text">
      <style:text-properties fo:font-weight="bold" officeooo:rsid="004a9491" style:font-weight-asian="bold" style:font-weight-complex="bold"/>
    </style:style>
    <style:style style:name="T9" style:family="text">
      <style:text-properties fo:font-weight="bold" officeooo:rsid="0055526b" style:font-weight-asian="bold" style:font-weight-complex="bold"/>
    </style:style>
    <style:style style:name="T10" style:family="text">
      <style:text-properties fo:font-weight="bold" officeooo:rsid="00a78ffe" style:font-weight-asian="bold" style:font-weight-complex="bold"/>
    </style:style>
    <style:style style:name="T11" style:family="text">
      <style:text-properties fo:language="en" fo:country="GB" fo:font-weight="bold" officeooo:rsid="00381df1" style:font-weight-asian="bold" style:font-weight-complex="bold"/>
    </style:style>
    <style:style style:name="T12" style:family="text">
      <style:text-properties fo:language="en" fo:country="GB" fo:font-weight="bold" officeooo:rsid="003a77c6" style:font-weight-asian="bold" style:font-weight-complex="bold"/>
    </style:style>
    <style:style style:name="T13" style:family="text">
      <style:text-properties fo:language="en" fo:country="GB" fo:font-weight="bold" officeooo:rsid="0055526b" style:font-weight-asian="bold" style:font-weight-complex="bold"/>
    </style:style>
    <style:style style:name="T14" style:family="text">
      <style:text-properties fo:language="en" fo:country="GB" officeooo:rsid="003a77c6"/>
    </style:style>
    <style:style style:name="T15" style:family="text">
      <style:text-properties fo:language="en" fo:country="GB" fo:font-weight="normal" officeooo:rsid="00479585" style:font-weight-asian="normal" style:font-weight-complex="normal"/>
    </style:style>
    <style:style style:name="T16" style:family="text">
      <style:text-properties fo:language="en" fo:country="GB" fo:font-weight="normal" officeooo:rsid="003a77c6" style:font-weight-asian="normal" style:font-weight-complex="normal"/>
    </style:style>
    <style:style style:name="T17" style:family="text">
      <style:text-properties fo:language="en" fo:country="GB" fo:font-weight="normal" officeooo:rsid="0055526b" style:font-weight-asian="normal" style:font-weight-complex="normal"/>
    </style:style>
    <style:style style:name="T18" style:family="text">
      <style:text-properties fo:language="en" fo:country="GB" fo:font-weight="normal" officeooo:rsid="009bb4fa" style:font-weight-asian="normal" style:font-weight-complex="normal"/>
    </style:style>
    <style:style style:name="T19" style:family="text">
      <style:text-properties fo:language="en" fo:country="GB" fo:font-weight="normal" officeooo:rsid="003a5be7" style:font-weight-asian="normal" style:font-weight-complex="normal"/>
    </style:style>
    <style:style style:name="T20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a99e27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T43" style:family="text">
      <style:text-properties style:use-window-font-color="tru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4" style:family="text">
      <style:text-properties style:use-window-font-color="true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45" style:family="text">
      <style:text-properties style:use-window-font-color="true"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46" style:family="text">
      <style:text-properties officeooo:rsid="00a78ffe"/>
    </style:style>
    <style:style style:name="T47" style:family="text">
      <style:text-properties officeooo:rsid="00a99e27"/>
    </style:style>
    <style:style style:name="T48" style:family="text">
      <style:text-properties style:font-name="Calibri1" fo:font-size="11pt" fo:language="en" fo:country="GB" fo:font-style="normal" fo:font-weight="bold" officeooo:rsid="00a99e27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95231794" text:style-name="WWNum1aa">
        <text:list-item>
          <text:h text:style-name="P27" text:outline-level="2"><text:file-name text:display="name">groups-template</text:file-name></text:h>
        </text:list-item>
      </text:list>
      <text:p text:style-name="P26"><text:span text:style-name="T46">Dataset: </text:span>{d[i].title}</text:p>
      <text:p text:style-name="P10">{d[i].notes:convCRLF()}</text:p>
      <text:p text:style-name="P15"><text:span text:style-name="T12">ID</text:span><text:span text:style-name="T6"><text:tab/></text:span><text:span text:style-name="T34">{d[i].</text:span><text:span text:style-name="T14">name</text:span><text:span text:style-name="T34">:ifEmpty(</text:span><text:span text:style-name="T33">n/a</text:span><text:span text:style-name="T34">)}</text:span></text:p>
      <text:p text:style-name="P15"><text:span text:style-name="T6">Version</text:span><text:span text:style-name="T34"><text:tab/>{d[i].</text:span><text:span text:style-name="T14">version</text:span><text:span text:style-name="T34">:ifEmpty(</text:span><text:span text:style-name="T14">1.0</text:span><text:span text:style-name="T34">)}</text:span></text:p>
      <text:p text:style-name="P15"><text:span text:style-name="T6">Organisation<text:tab/></text:span><text:span text:style-name="T34">{d[i].</text:span><text:span text:style-name="T14">organization.title</text:span><text:span text:style-name="T34">:ifEmpty(</text:span><text:span text:style-name="T33">n/a</text:span><text:span text:style-name="T34">)}</text:span></text:p>
      <text:p text:style-name="P16"><text:span text:style-name="T8">Category</text:span><text:span text:style-name="T39"><text:tab/></text:span><text:span text:style-name="T34">{d[i].</text:span><text:span text:style-name="T30">groups[</text:span><text:span text:style-name="T31">i</text:span><text:span text:style-name="T30">]</text:span><text:span text:style-name="T14">.title</text:span><text:span text:style-name="T34">:ifEmpty(</text:span><text:span text:style-name="T33">n/a</text:span><text:span text:style-name="T34">)} {d</text:span><text:span text:style-name="T42">[i]</text:span><text:span text:style-name="T34">.</text:span><text:span text:style-name="T30">groups[</text:span><text:span text:style-name="T32">i+1</text:span><text:span text:style-name="T30">]</text:span><text:span text:style-name="T14">.title</text:span><text:span text:style-name="T34">:ifEmpty(</text:span><text:span text:style-name="T33">n/a</text:span><text:span text:style-name="T34">)}</text:span></text:p>
      <text:p text:style-name="P17"><text:span text:style-name="T5">Author<text:tab/></text:span>{d[i].author:ifEmpty(<text:span text:style-name="T33">n/a</text:span>)}</text:p>
      <text:p text:style-name="P15"><text:span text:style-name="T11">Author E-Mail</text:span><text:span text:style-name="T5"><text:tab/></text:span>{d[i].author_email:ifEmpty(<text:span text:style-name="T33">n/a</text:span>)}</text:p>
      <text:p text:style-name="P15"><text:span text:style-name="T6">M</text:span><text:span text:style-name="T5">aintainer<text:tab/></text:span>{d[i].maintainer:ifEmpty(<text:span text:style-name="T33">n/a</text:span>)}</text:p>
      <text:p text:style-name="P15"><text:span text:style-name="T12">M</text:span><text:span text:style-name="T11">aintainer E-Mail</text:span><text:span text:style-name="T5"><text:tab/></text:span>{d[i].maintainer _email:ifEmpty(<text:span text:style-name="T33">n/a</text:span>)}</text:p>
      <text:p text:style-name="P15"><text:span text:style-name="T6">License</text:span><text:span text:style-name="T34"><text:tab/>{d[i].license_title:ifEmpty(</text:span><text:span text:style-name="T33">n/a</text:span><text:span text:style-name="T34">)}</text:span></text:p>
      <text:p text:style-name="P13"><text:span text:style-name="T5">Meta-Data created<text:tab/></text:span><text:span text:style-name="T35">{d[i].metadata_created:ifEmpty(</text:span><text:span text:style-name="T36">n/a</text:span><text:span text:style-name="T35">)}</text:span></text:p>
      <text:p text:style-name="P15"><text:span text:style-name="T6">Meta-Data </text:span><text:span text:style-name="T12">modified</text:span><text:span text:style-name="T6"><text:tab/></text:span><text:span text:style-name="T37">{d[i].metadata_modified:ifEmpty(</text:span><text:span text:style-name="T36">n/a</text:span><text:span text:style-name="T37">)}</text:span></text:p>
      <text:p text:style-name="P18"><text:span text:style-name="T6">Meta-Data </text:span><text:span text:style-name="T7">UR</text:span><text:span text:style-name="T9">L</text:span><text:span text:style-name="T7"><text:tab/></text:span><text:span text:style-name="T15">https://ckan.myclimateservice.eu/</text:span><text:span text:style-name="T18">dataset/</text:span><text:span text:style-name="T16">{d[i].name:ifEmpty()}</text:span></text:p>
      <text:p text:style-name="P18"><text:span text:style-name="T20">Source UR</text:span><text:span text:style-name="T22">L</text:span><text:span text:style-name="T20"><text:tab/></text:span><text:span text:style-name="T25">{d[i].</text:span><text:span text:style-name="T26">url</text:span><text:span text:style-name="T25">:ifEmpty(</text:span><text:span text:style-name="T27">n/a</text:span><text:span text:style-name="T25">)}</text:span></text:p>
      <text:p text:style-name="P19"><text:span text:style-name="T48">Keywords</text:span><text:span text:style-name="T28"><text:tab/></text:span><text:span text:style-name="T25">{d[i].tags:arrayMap(;  ,|,display_name)}</text:span></text:p>
      <text:p text:style-name="P14"><text:span text:style-name="T12">{d[i].extras[i].key} <text:tab/></text:span><text:span text:style-name="T16">{d[i].extras[i].value:ifEmpty(</text:span><text:span text:style-name="T19">n/a</text:span><text:span text:style-name="T16">)}</text:span></text:p>
      <text:p text:style-name="P20"><text:span text:style-name="T43">{d[i].extras[i+1].key} <text:tab/></text:span><text:span text:style-name="T44">{d[i].extras[i+1].value:ifEmpty(</text:span><text:span text:style-name="T45">n/a</text:span><text:span text:style-name="T44">)}</text:span></text:p>
      <text:p text:style-name="P25"><text:span text:style-name="T10">Resource: </text:span><text:span text:style-name="T5">{d[i].resources[i].name}</text:span></text:p>
      <text:p text:style-name="P11">{d[i].resources[i].description:convCRLF()}</text:p>
      <text:p text:style-name="P23"><text:span text:style-name="T9">C</text:span><text:span text:style-name="T6">reated<text:tab/></text:span><text:span text:style-name="T37">{d[i].resources[i].created:ifEmpty(</text:span><text:span text:style-name="T36">n/a</text:span><text:span text:style-name="T37">)}</text:span></text:p>
      <text:p text:style-name="P22"><text:span text:style-name="T13">Last </text:span><text:span text:style-name="T12">modified</text:span><text:span text:style-name="T6"><text:tab/></text:span><text:span text:style-name="T37">{d[i].resources[i].</text:span><text:span text:style-name="T38">last_</text:span><text:span text:style-name="T37">modified:ifEmpty(</text:span><text:span text:style-name="T36">n/a</text:span><text:span text:style-name="T37">)}</text:span></text:p>
      <text:p text:style-name="P22"><text:span text:style-name="T13">Size</text:span><text:span text:style-name="T6"><text:tab/></text:span><text:span text:style-name="T37">{d[i].resources[i].</text:span><text:span text:style-name="T17">size</text:span><text:span text:style-name="T37">:ifEmpty(</text:span><text:span text:style-name="T36">n/a</text:span><text:span text:style-name="T37">)}</text:span></text:p>
      <text:p text:style-name="P22"><text:span text:style-name="T13">Format</text:span><text:span text:style-name="T6"><text:tab/></text:span><text:span text:style-name="T37">{d[i].resources[i].</text:span><text:span text:style-name="T17">format</text:span><text:span text:style-name="T37">:ifEmpty(</text:span><text:span text:style-name="T36">n/a</text:span><text:span text:style-name="T37">)}</text:span></text:p>
      <text:p text:style-name="P21"><text:span text:style-name="T22">URL</text:span><text:span text:style-name="T21"><text:tab/></text:span><text:span text:style-name="T25">{d[i].resources[i].</text:span><text:span text:style-name="T29">url</text:span><text:span text:style-name="T25">:ifEmpty(</text:span><text:span text:style-name="T27">n/a</text:span><text:span text:style-name="T25">)}</text:span></text:p>
      <text:p text:style-name="P12">{d[i].resources[i<text:span text:style-name="T40">+1</text:span>].name}</text:p>
      <text:p text:style-name="P24">{d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loext:contextual-spacing="false" fo:text-align="start" style:justify-single-word="false">
        <style:tab-stops/>
      </style:paragraph-properties>
      <style:text-properties style:font-name="Calibri1" fo:font-family="Calibri" style:font-style-name="Standard" style:font-family-generic="swiss" style:font-pitch="variable" fo:font-size="11pt"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423cm" fo:margin-bottom="0cm" loext:contextual-spacing="false" fo:line-height="150%" style:page-number="auto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left="0.63cm" fo:margin-right="0cm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12pt" fo:language="de" fo:country="AT" style:font-name-asian="SimSun" style:font-family-asian="SimSun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Überschrift_20_2_20__28_Annex_29_" style:display-name="Überschrift 2 (Annex)" style:family="paragraph" style:parent-style-name="Heading_20_2" style:default-outline-level="2" style:list-style-name="">
      <style:paragraph-properties fo:margin-top="0.423cm" fo:margin-bottom="0cm" loext:contextual-spacing="false" fo:line-height="150%" fo:keep-with-next="always">
        <style:tab-stops>
          <style:tab-stop style:position="0.635cm"/>
        </style:tab-stops>
      </style:paragraph-properties>
      <style:text-properties fo:font-size="14pt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5pt" style:language-complex="hi" style:country-complex="IN" style:font-weight-complex="bold"/>
    </style:style>
    <style:style style:name="Überschrift_20_3_20__28_Annex_29_" style:display-name="Überschrift 3 (Annex)" style:family="paragraph" style:default-outline-level="">
      <style:paragraph-properties fo:margin-top="0cm" fo:margin-bottom="0.199cm" loext:contextual-spacing="false" fo:text-align="justify" style:justify-single-word="false"/>
      <style:text-properties fo:font-weight="bold" style:font-name-asian="SimSun" style:font-family-asian="SimSun" style:font-family-generic-asian="system" style:font-pitch-asian="variable" style:language-asian="zh" style:country-asian="CN" style:font-weight-asian="bold" style:font-name-complex="Calibri2" style:font-family-complex="Calibri" style:font-family-generic-complex="system" style:font-pitch-complex="variable" style:font-size-complex="13pt" style:language-complex="hi" style:country-complex="IN" style:font-weight-complex="bold"/>
    </style:style>
    <style:style style:name="Überschrift_20_4_20__28_Annex_29_" style:display-name="Überschrift 4 (Annex)" style:family="paragraph" style:parent-style-name="Text_20_body" style:default-outline-level="" style:list-style-name="" style:master-page-name="">
      <style:paragraph-properties fo:margin-top="0.3cm" fo:margin-bottom="0cm" loext:contextual-spacing="false" fo:line-height="150%" style:page-number="auto" fo:keep-with-next="always">
        <style:tab-stops>
          <style:tab-stop style:position="0.635cm"/>
        </style:tab-stops>
      </style:paragraph-properties>
      <style:text-properties style:use-window-font-color="true" fo:font-weight="normal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Arial1" style:font-family-complex="Arial" style:font-family-generic-complex="system" style:font-pitch-complex="variable"/>
    </style:style>
    <style:style style:name="ListLabel_20_212" style:display-name="ListLabel 212" style:family="text">
      <style:text-properties style:font-name-complex="Arial1" style:font-family-complex="Arial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Arial1" style:font-family-complex="Arial" style:font-family-generic-complex="system" style:font-pitch-complex="variable"/>
    </style:style>
    <style:style style:name="ListLabel_20_221" style:display-name="ListLabel 221" style:family="text">
      <style:text-properties style:font-name-complex="Arial1" style:font-family-complex="Arial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Arial1" style:font-family-complex="Arial" style:font-family-generic-complex="system" style:font-pitch-complex="variable"/>
    </style:style>
    <style:style style:name="ListLabel_20_230" style:display-name="ListLabel 230" style:family="text">
      <style:text-properties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Arial1" style:font-family-complex="Arial" style:font-family-generic-complex="system" style:font-pitch-complex="variable"/>
    </style:style>
    <style:style style:name="ListLabel_20_239" style:display-name="ListLabel 239" style:family="text">
      <style:text-properties style:font-name-complex="Arial1" style:font-family-complex="Arial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Arial1" style:font-family-complex="Arial" style:font-family-generic-complex="system" style:font-pitch-complex="variable"/>
    </style:style>
    <style:style style:name="ListLabel_20_248" style:display-name="ListLabel 248" style:family="text">
      <style:text-properties style:font-name-complex="Arial1" style:font-family-complex="Arial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Arial1" style:font-family-complex="Arial" style:font-family-generic-complex="system" style:font-pitch-complex="variable"/>
    </style:style>
    <style:style style:name="ListLabel_20_257" style:display-name="ListLabel 257" style:family="text">
      <style:text-properties style:font-name-complex="Arial1" style:font-family-complex="Arial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5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0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0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1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1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22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3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3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3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3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4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4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2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TIY Data Management Plan</dc:title>
    <meta:initial-creator>Juan Andres Alonso Gonzalez</meta:initial-creator>
    <meta:editing-cycles>137</meta:editing-cycles>
    <meta:print-date>2017-07-28T13:32:00</meta:print-date>
    <meta:creation-date>2019-01-07T09:24:00</meta:creation-date>
    <dc:date>2020-04-29T18:00:23.770000000</dc:date>
    <meta:editing-duration>PT8H28M31S</meta:editing-duration>
    <meta:generator>LibreOffice/6.4.3.2$Windows_X86_64 LibreOffice_project/747b5d0ebf89f41c860ec2a39efd7cb15b54f2d8</meta:generator>
    <dc:description>https://github.com/clarity-h2020/data-management-plan/</dc:description>
    <meta:keyword>H2020</meta:keyword>
    <dc:subject>Data Management Plan</dc:subject>
    <dc:creator>Pascal Dihé</dc:creator>
    <meta:document-statistic meta:table-count="3" meta:image-count="2" meta:object-count="0" meta:page-count="1" meta:paragraph-count="36" meta:word-count="99" meta:character-count="1457" meta:non-whitespace-character-count="1390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